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832cm" fo:min-width="3.395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596cm" fo:min-width="4.657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fill-color="#0d47a1" draw:textarea-vertical-align="middle" draw:auto-grow-height="false" fo:min-height="1.751cm" fo:min-width="1.501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596cm" fo:min-width="6.157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832cm" fo:min-width="4.096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596cm" fo:min-width="8.0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113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178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2.228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178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>
      <style:graphic-properties draw:fill-color="#0d47a1" draw:textarea-vertical-align="middle" draw:auto-grow-height="false" fo:min-height="1.751cm" fo:min-width="2.001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2.228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>
      <style:graphic-properties draw:fill-color="#0d47a1" draw:textarea-vertical-align="middle" draw:auto-grow-height="false" fo:min-height="3.386cm" fo:min-width="1.501cm" fo:wrap-option="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2.228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832cm" fo:min-width="1.901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596cm" fo:min-width="3.985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596cm" fo:min-width="4.246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685cm" fo:min-width="1.248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816cm" fo:min-width="1.376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973cm" fo:min-width="0.741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973cm" fo:min-width="1.253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4.242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596cm" fo:min-width="3.633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973cm" fo:min-width="2.154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-0.125cm" fo:padding-bottom="-0.125cm" fo:padding-left="0.25cm" fo:padding-right="0.25cm" fo:wrap-option="wrap"/>
    </style:style>
    <style:style style:name="gr33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973cm" fo:min-width="3.03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4.873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422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5.7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113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>
      <style:graphic-properties draw:fill-color="#0d47a1" draw:textarea-vertical-align="middle" draw:auto-grow-height="false" fo:min-height="1.379cm" fo:min-width="1.501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5.7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113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131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5.783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692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715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3.633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>
      <style:graphic-properties draw:fill-color="#0d47a1" draw:textarea-vertical-align="middle" draw:auto-grow-height="false" fo:min-height="1.379cm" fo:min-width="3.868cm" fo:wrap-option="wrap" style:writing-mode="lr-tb"/>
      <style:paragraph-properties style:writing-mode="lr-tb"/>
    </style:style>
    <style:style style:name="gr47" style:family="graphic" style:parent-style-name="standard">
      <style:graphic-properties draw:fill-color="#0d47a1" draw:textarea-vertical-align="middle" draw:auto-grow-height="false" fo:min-height="1.856cm" fo:min-width="3.868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33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113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422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3.22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3.22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3.22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3.22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5.7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113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3.22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3.22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5.7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113cm" fo:padding-top="0.125cm" fo:padding-bottom="0.125cm" fo:padding-left="0.25cm" fo:padding-right="0.25cm" fo:wrap-option="wrap" style:writing-mode="lr-tb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178cm" fo:padding-top="0.125cm" fo:padding-bottom="0.125cm" fo:padding-left="0.25cm" fo:padding-right="0.25cm" fo:wrap-option="wrap" style:writing-mode="lr-tb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2.228cm" fo:padding-top="0.125cm" fo:padding-bottom="0.125cm" fo:padding-left="0.25cm" fo:padding-right="0.25cm" fo:wrap-option="wrap" style:writing-mode="lr-tb"/>
      <style:paragraph-properties style:writing-mode="lr-tb"/>
    </style:style>
    <style:style style:name="gr63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113cm" fo:padding-top="0.125cm" fo:padding-bottom="0.125cm" fo:padding-left="0.25cm" fo:padding-right="0.25cm" fo:wrap-option="wrap" style:writing-mode="lr-tb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686cm" fo:padding-top="0.125cm" fo:padding-bottom="0.125cm" fo:padding-left="0.25cm" fo:padding-right="0.25cm" fo:wrap-option="wrap" style:writing-mode="lr-tb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2.72cm" fo:padding-top="0.125cm" fo:padding-bottom="0.125cm" fo:padding-left="0.25cm" fo:padding-right="0.25cm" fo:wrap-option="wrap" style:writing-mode="lr-tb"/>
      <style:paragraph-properties style:writing-mode="lr-tb"/>
    </style:style>
    <style:style style:name="gr66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596cm" fo:min-width="2.22cm" fo:padding-top="0.125cm" fo:padding-bottom="0.125cm" fo:padding-left="0.25cm" fo:padding-right="0.25cm" fo:wrap-option="wrap" style:writing-mode="lr-tb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5.7cm" fo:padding-top="0.125cm" fo:padding-bottom="0.125cm" fo:padding-left="0.25cm" fo:padding-right="0.25cm" fo:wrap-option="wrap" style:writing-mode="lr-tb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686cm" fo:padding-top="0.125cm" fo:padding-bottom="0.125cm" fo:padding-left="0.25cm" fo:padding-right="0.25cm" fo:wrap-option="wrap" style:writing-mode="lr-tb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001cm" fo:padding-top="0.125cm" fo:padding-bottom="0.125cm" fo:padding-left="0.25cm" fo:padding-right="0.25cm" fo:wrap-option="wrap" style:writing-mode="lr-tb"/>
      <style:paragraph-properties style:writing-mode="lr-tb"/>
    </style:style>
    <style:style style:name="gr70" style:family="graphic" style:parent-style-name="standard">
      <style:graphic-properties draw:fill-color="#0d47a1" draw:textarea-vertical-align="middle" draw:auto-grow-height="false" fo:min-height="2.151cm" fo:min-width="2.601cm" fo:wrap-option="wrap" style:writing-mode="lr-tb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5.232cm" fo:padding-top="0.125cm" fo:padding-bottom="0.125cm" fo:padding-left="0.25cm" fo:padding-right="0.25cm" fo:wrap-option="wrap" style:writing-mode="lr-tb"/>
      <style:paragraph-properties style:writing-mode="lr-tb"/>
    </style:style>
    <style:style style:name="gr72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6.301cm" fo:padding-top="0.125cm" fo:padding-bottom="0.125cm" fo:padding-left="0.25cm" fo:padding-right="0.25cm" fo:wrap-option="wrap" style:writing-mode="lr-tb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7.801cm" fo:padding-top="0.125cm" fo:padding-bottom="0.125cm" fo:padding-left="0.25cm" fo:padding-right="0.25cm" fo:wrap-option="wrap" style:writing-mode="lr-tb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7.801cm" fo:padding-top="0.125cm" fo:padding-bottom="0.125cm" fo:padding-left="0.25cm" fo:padding-right="0.25cm" fo:wrap-option="wrap" style:writing-mode="lr-tb"/>
      <style:paragraph-properties style:writing-mode="lr-tb"/>
    </style:style>
    <style:style style:name="gr75" style:family="graphic" style:parent-style-name="standard">
      <style:graphic-properties draw:fill-color="#0d47a1" draw:textarea-vertical-align="middle" draw:auto-grow-height="false" fo:min-height="2.212cm" fo:min-width="2.601cm" fo:wrap-option="wrap" style:writing-mode="lr-tb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8.501cm" fo:padding-top="0.125cm" fo:padding-bottom="0.125cm" fo:padding-left="0.25cm" fo:padding-right="0.25cm" fo:wrap-option="wrap" style:writing-mode="lr-tb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9.001cm" fo:padding-top="0.125cm" fo:padding-bottom="0.125cm" fo:padding-left="0.25cm" fo:padding-right="0.25cm" fo:wrap-option="wrap" style:writing-mode="lr-tb"/>
      <style:paragraph-properties style:writing-mode="lr-tb"/>
    </style:style>
    <style:style style:name="gr78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8.501cm" fo:padding-top="0.125cm" fo:padding-bottom="0.125cm" fo:padding-left="0.25cm" fo:padding-right="0.25cm" fo:wrap-option="wrap" style:writing-mode="lr-tb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9.001cm" fo:padding-top="0.125cm" fo:padding-bottom="0.125cm" fo:padding-left="0.25cm" fo:padding-right="0.25cm" fo:wrap-option="wrap" style:writing-mode="lr-tb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3.112cm" fo:padding-top="0.125cm" fo:padding-bottom="0.125cm" fo:padding-left="0.25cm" fo:padding-right="0.25cm" fo:wrap-option="wrap" style:writing-mode="lr-tb"/>
      <style:paragraph-properties style:writing-mode="lr-tb"/>
    </style:style>
    <style:style style:name="gr81" style:family="graphic" style:parent-style-name="standard">
      <style:graphic-properties draw:fill-color="#0d47a1" draw:textarea-vertical-align="middle" draw:auto-grow-height="false" fo:min-height="3.573cm" fo:min-width="12.501cm" fo:wrap-option="wrap" style:writing-mode="lr-tb"/>
      <style:paragraph-properties style:writing-mode="lr-tb"/>
    </style:style>
    <style:style style:name="gr82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3.601cm" fo:padding-top="0.125cm" fo:padding-bottom="0.125cm" fo:padding-left="0.25cm" fo:padding-right="0.25cm" fo:wrap-option="wrap" style:writing-mode="lr-tb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3.601cm" fo:padding-top="0.125cm" fo:padding-bottom="0.125cm" fo:padding-left="0.25cm" fo:padding-right="0.25cm" fo:wrap-option="wrap" style:writing-mode="lr-tb"/>
      <style:paragraph-properties style:writing-mode="lr-tb"/>
    </style:style>
    <style:style style:name="gr84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2.686cm" fo:padding-top="0.125cm" fo:padding-bottom="0.125cm" fo:padding-left="0.25cm" fo:padding-right="0.25cm" fo:wrap-option="wrap" style:writing-mode="lr-tb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5.7cm" fo:padding-top="0.125cm" fo:padding-bottom="0.125cm" fo:padding-left="0.25cm" fo:padding-right="0.25cm" fo:wrap-option="wrap" style:writing-mode="lr-tb"/>
      <style:paragraph-properties style:writing-mode="lr-tb"/>
    </style:style>
    <style:style style:name="gr86" style:family="graphic" style:parent-style-name="standard">
      <style:graphic-properties draw:fill-color="#0d47a1" draw:textarea-vertical-align="middle" draw:auto-grow-height="false" fo:min-height="2.151cm" fo:min-width="1.501cm" fo:wrap-option="wrap" style:writing-mode="lr-tb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596cm" fo:min-width="5.501cm" fo:padding-top="0.125cm" fo:padding-bottom="0.125cm" fo:padding-left="0.25cm" fo:padding-right="0.25cm" fo:wrap-option="wrap" style:writing-mode="lr-tb"/>
      <style:paragraph-properties style:writing-mode="lr-tb"/>
    </style:style>
    <style:style style:name="gr88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3.744cm" fo:padding-top="0.125cm" fo:padding-bottom="0.125cm" fo:padding-left="0.25cm" fo:padding-right="0.25cm" fo:wrap-option="wrap" style:writing-mode="lr-tb"/>
      <style:paragraph-properties style:writing-mode="lr-tb"/>
    </style:style>
    <style:style style:name="gr89" style:family="graphic" style:parent-style-name="standard">
      <style:graphic-properties draw:stroke="solid" svg:stroke-width="0.1cm" svg:stroke-color="#3465a4" draw:marker-start-width="0.35cm" draw:marker-end="msArrowEnd_20_5" draw:marker-end-width="0.36cm" draw:marker-end-center="false" draw:fill="none" loext:fill-use-slide-background="false" draw:textarea-horizontal-align="justify" draw:textarea-vertical-align="middle" draw:auto-grow-height="false" draw:fit-to-size="false" style:shrink-to-fit="false" fo:padding-top="0.175cm" fo:padding-bottom="0.175cm" fo:padding-left="0.3cm" fo:padding-right="0.3cm" fo:wrap-option="wrap"/>
    </style:style>
    <style:style style:name="gr90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3.744cm" fo:padding-top="0.125cm" fo:padding-bottom="0.125cm" fo:padding-left="0.25cm" fo:padding-right="0.25cm" fo:wrap-option="wrap" style:writing-mode="lr-tb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2.096cm" fo:min-width="5.7cm" fo:padding-top="0.125cm" fo:padding-bottom="0.125cm" fo:padding-left="0.25cm" fo:padding-right="0.25cm" fo:wrap-option="wrap" style:writing-mode="lr-tb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55308d" draw:textarea-horizontal-align="justify" draw:textarea-vertical-align="middle" draw:auto-grow-height="false" draw:fit-to-size="false" style:shrink-to-fit="false" fo:min-height="0.973cm" fo:min-width="1.622cm" fo:padding-top="0.125cm" fo:padding-bottom="0.125cm" fo:padding-left="0.25cm" fo:padding-right="0.25cm" fo:wrap-option="wrap" style:writing-mode="lr-tb"/>
      <style:paragraph-properties style:writing-mode="lr-tb"/>
    </style:style>
    <style:style style:name="gr93" style:family="graphic" style:parent-style-name="standard">
      <style:graphic-properties draw:fill-color="#0d47a1" draw:textarea-vertical-align="middle" draw:auto-grow-height="false" fo:min-height="1.751cm" fo:min-width="1.202cm" fo:wrap-option="wrap" style:writing-mode="lr-tb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00695c" draw:textarea-horizontal-align="justify" draw:textarea-vertical-align="middle" draw:auto-grow-height="false" draw:fit-to-size="false" style:shrink-to-fit="false" fo:min-height="0.75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100%" fo:text-align="center"/>
      <style:text-properties fo:font-size="9pt" style:font-size-asian="15pt" style:font-size-complex="15pt"/>
    </style:style>
    <style:style style:name="P3" style:family="paragraph">
      <loext:graphic-properties draw:fill="solid" draw:fill-color="#4472c4"/>
      <style:paragraph-properties fo:margin-top="0cm" fo:margin-bottom="0cm" fo:line-height="100%" fo:text-align="center" style:writing-mode="lr-tb" style:font-independent-line-spacing="true"/>
      <style:text-properties fo:font-size="9pt" style:font-size-asian="15pt" style:font-size-complex="15pt"/>
    </style:style>
    <style:style style:name="P4" style:family="paragraph">
      <loext:graphic-properties draw:fill-color="#0d47a1"/>
      <style:paragraph-properties fo:text-align="center" style:writing-mode="lr-tb"/>
      <style:text-properties fo:font-size="9pt" style:font-size-asian="15pt" style:font-size-complex="1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00695c"/>
      <style:paragraph-properties fo:margin-top="0cm" fo:margin-bottom="0cm" fo:line-height="100%" fo:text-align="center" style:writing-mode="lr-tb" style:font-independent-line-spacing="true"/>
      <style:text-properties fo:font-size="9pt" style:font-size-asian="15pt" style:font-size-complex="15pt"/>
    </style:style>
    <style:style style:name="P7" style:family="paragraph">
      <loext:graphic-properties draw:fill="solid" draw:fill-color="#55308d"/>
      <style:paragraph-properties fo:margin-top="0cm" fo:margin-bottom="0cm" fo:line-height="100%" fo:text-align="center" style:writing-mode="lr-tb" style:font-independent-line-spacing="true"/>
      <style:text-properties fo:font-size="9pt" style:font-size-asian="15pt" style:font-size-complex="15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solid" draw:fill-color="#4472c4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0" style:family="paragraph">
      <style:paragraph-properties fo:margin-top="0cm" fo:margin-bottom="0cm" fo:line-height="100%" fo:text-align="start"/>
      <style:text-properties fo:font-size="9pt" style:font-size-asian="15pt" style:font-size-complex="15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9pt" style:font-size-asian="15pt" style:font-size-complex="15pt"/>
    </style:style>
    <style:style style:name="P12" style:family="paragraph">
      <loext:graphic-properties draw:fill="solid" draw:fill-color="#4472c4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9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fo:background-color="transparent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fo:background-color="transparent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25cm" svg:height="1.673cm" svg:x="0.5cm" svg:y="0.5cm">
          <draw:text-box>
            <text:p>Préparation des fichiers d’entrée de SpecOMS </text:p>
          </draw:text-box>
        </draw:frame>
        <draw:custom-shape draw:name="Ellipse 1" draw:style-name="gr2" draw:text-style-name="P3" draw:layer="layout" svg:width="5.507cm" svg:height="1.528cm" svg:x="7.493cm" svg:y="6.341cm">
          <text:p text:style-name="P2"><text:span text:style-name="T1">all_to_protein_coding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" draw:style-name="gr3" draw:text-style-name="P3" draw:layer="layout" svg:width="5.156cm" svg:height="0.845cm" svg:x="3cm" svg:y="8.5cm">
          <text:p text:style-name="P2"><text:span text:style-name="T2">Homo_sapiens.GRCh38.pep.all.fa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2cm" svg:height="2cm" svg:x="7.909cm" svg:y="7.5cm">
          <text:p/>
          <draw:enhanced-geometry svg:viewBox="0 0 21600 21600" draw:text-areas="0 0 21600 21600" draw:type="circular-arrow" draw:modifiers="180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2" draw:style-name="gr5" draw:text-style-name="P3" draw:layer="layout" svg:width="6.656cm" svg:height="0.845cm" svg:x="8.844cm" svg:y="8.655cm">
          <text:p text:style-name="P2"><text:span text:style-name="T2">Homo_sapiens.GRCh38_protcoding_only.fa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" draw:style-name="gr6" draw:text-style-name="P3" draw:layer="layout" svg:width="6.5cm" svg:height="1.528cm" svg:x="14cm" svg:y="6.472cm">
          <text:p text:style-name="P2"><text:span text:style-name="T2">remove_peptide_with_stars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" draw:text-style-name="P4" draw:layer="layout" svg:width="2cm" svg:height="2cm" svg:x="15cm" svg:y="7.7cm">
          <text:p/>
          <draw:enhanced-geometry svg:viewBox="0 0 21600 21600" draw:text-areas="0 0 21600 21600" draw:type="circular-arrow" draw:modifiers="180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3" draw:style-name="gr7" draw:text-style-name="P3" draw:layer="layout" svg:width="8.5cm" svg:height="0.845cm" svg:x="16cm" svg:y="8.8cm">
          <text:p text:style-name="P2"><text:span text:style-name="T2">Homo_sapiens.GRCh38_protcoding_only_no_star_no_X.fa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custom-shape draw:name="Rectangle 18" draw:style-name="gr9" draw:text-style-name="P6" draw:layer="layout" svg:width="6.612cm" svg:height="0.845cm" svg:x="2.5cm" svg:y="6.255cm">
          <text:p text:style-name="P2"><text:span text:style-name="T1">specOMS_shift_all_solution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0" draw:style-name="gr10" draw:text-style-name="P7" draw:layer="layout" svg:width="3.786cm" svg:height="1.729cm" svg:x="4.5cm" svg:y="4.621cm">
          <text:p text:style-name="P2"><text:span text:style-name="T1">graphe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1" draw:style-name="gr11" draw:text-style-name="P7" draw:layer="layout" svg:width="2.727cm" svg:height="0.845cm" svg:x="9.432cm" svg:y="4.862cm">
          <text:p text:style-name="P2"><text:span text:style-name="T1">graphe.gex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2cm" svg:height="2cm" svg:x="7.859cm" svg:y="4.946cm">
          <text:p/>
          <draw:enhanced-geometry svg:viewBox="0 0 21600 21600" draw:text-areas="0 0 21600 21600" draw:type="circular-arrow" draw:modifiers="152.088882720044 -60.7671825424757 8764.15714298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8" draw:layer="layout" svg:width="27cm" svg:height="1.673cm" svg:x="0.5cm" svg:y="0.501cm">
          <draw:text-box>
            <text:p><text:span text:style-name="T3">Graphe </text:span></text:p>
          </draw:text-box>
        </draw:frame>
        <draw:custom-shape draw:name="Ellipse 12" draw:style-name="gr12" draw:text-style-name="P7" draw:layer="layout" svg:width="3.786cm" svg:height="1.729cm" svg:x="10.8cm" svg:y="6.071cm">
          <text:p text:style-name="P2"><text:span text:style-name="T1">Gephi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4" draw:layer="layout" svg:width="2.5cm" svg:height="2cm" svg:x="11cm" svg:y="4.471cm">
          <text:p/>
          <draw:enhanced-geometry svg:viewBox="0 0 21600 21600" draw:mirror-vertical="true" draw:text-areas="0 0 21600 21600" draw:type="circular-arrow" draw:modifiers="-169.365310892629 6.97054702758274 7782.915962996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25" draw:style-name="gr14" draw:text-style-name="P7" draw:layer="layout" svg:width="2.727cm" svg:height="0.845cm" svg:x="12.5cm" svg:y="4.155cm">
          <text:p text:style-name="P2"><text:span text:style-name="T1">graphe.geph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4" draw:layer="layout" svg:width="2cm" svg:height="3.635cm" svg:x="7.731cm" svg:y="3cm">
          <text:p/>
          <draw:enhanced-geometry svg:viewBox="0 0 21600 21600" draw:text-areas="0 0 21600 21600" draw:type="circular-arrow" draw:modifiers="152.088882720044 -89.3561072657644 9125.3287050749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26" draw:style-name="gr16" draw:text-style-name="P7" draw:layer="layout" svg:width="2.727cm" svg:height="0.845cm" svg:x="9.173cm" svg:y="2.655cm">
          <text:p text:style-name="P2"><text:span text:style-name="T1">histogra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custom-shape draw:name="Ellipse 14" draw:style-name="gr17" draw:text-style-name="P3" draw:layer="layout" svg:width="3.395cm" svg:height="1.528cm" svg:x="6.993cm" svg:y="6.341cm">
          <text:p text:style-name="P2"><text:span text:style-name="T1">multigraph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3" draw:style-name="gr18" draw:text-style-name="P3" draw:layer="layout" svg:width="4.484cm" svg:height="0.845cm" svg:x="4.6cm" svg:y="9.483cm">
          <text:p text:style-name="P2"><text:span text:style-name="T1">specOMS_no_shift_60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9" draw:text-style-name="P3" draw:layer="layout" svg:width="4.745cm" svg:height="0.845cm" svg:x="9.275cm" svg:y="9.483cm">
          <text:p text:style-name="P2"><text:span text:style-name="T4">links_[…]_no_shift_60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5" draw:style-name="gr20" draw:text-style-name="P9" draw:layer="layout" svg:width="2.47cm" svg:height="1.321cm" svg:x="4.273cm" svg:y="6.0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" draw:style-name="gr21" draw:text-style-name="P11" draw:layer="layout" svg:width="3.137cm" svg:height="0.632cm" svg:x="4.362cm" svg:y="6.299cm">
          <text:p text:style-name="P10"><text:span text:style-name="T5">get_mas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6" draw:style-name="gr22" draw:text-style-name="P9" draw:layer="layout" svg:width="2.652cm" svg:height="1.506cm" svg:x="4.761cm" svg:y="4.33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" draw:style-name="gr23" draw:text-style-name="P11" draw:layer="layout" svg:width="2.743cm" svg:height="0.632cm" svg:x="4.67cm" svg:y="4.761cm">
          <text:p text:style-name="P10"><text:span text:style-name="T5">aa_diversit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7" draw:style-name="gr24" draw:text-style-name="P12" draw:layer="layout" svg:width="1.755cm" svg:height="1.729cm" svg:x="7.49cm" svg:y="3.52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3" draw:style-name="gr25" draw:text-style-name="P11" draw:layer="layout" svg:width="1.504cm" svg:height="0.632cm" svg:x="7.741cm" svg:y="4.219cm">
          <text:p text:style-name="P10"><text:span text:style-name="T5">rle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8" draw:style-name="gr26" draw:text-style-name="P9" draw:layer="layout" svg:width="2.479cm" svg:height="1.729cm" svg:x="9.308cm" svg:y="4.35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4" draw:style-name="gr27" draw:text-style-name="P11" draw:layer="layout" svg:width="2.485cm" svg:height="0.632cm" svg:x="9.301cm" svg:y="4.972cm">
          <text:p text:style-name="P10"><text:span text:style-name="T5">levenshtein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8" draw:text-style-name="P7" draw:layer="layout" svg:width="4.741cm" svg:height="0.845cm" svg:x="9.278cm" svg:y="8.554cm">
          <text:p text:style-name="P2"><text:span text:style-name="T4">links_[…]_shift_60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9" draw:text-style-name="P3" draw:layer="layout" svg:width="4.132cm" svg:height="0.845cm" svg:x="4.844cm" svg:y="8.574cm">
          <text:p text:style-name="P2"><text:span text:style-name="T1">specOMS_shift_60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30" draw:text-style-name="P3" draw:layer="layout" svg:width="3.752cm" svg:height="1.729cm" svg:x="10.681cm" svg:y="6.011cm">
          <text:p text:style-name="P2"><text:span text:style-name="T1">prefixes_</text:span></text:p>
          <text:p text:style-name="P2"><text:span text:style-name="T1">suffixes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1" draw:text-style-name="P13" draw:layer="layout" svg:x1="6.993cm" svg:y1="5.68cm" svg:x2="7.82cm" svg:y2="6.507cm">
          <text:p/>
        </draw:line>
        <draw:line draw:style-name="gr31" draw:text-style-name="P13" draw:layer="layout" svg:x1="8.399cm" svg:y1="5.193cm" svg:x2="8.647cm" svg:y2="6.341cm">
          <text:p/>
        </draw:line>
        <draw:line draw:style-name="gr31" draw:text-style-name="P13" draw:layer="layout" svg:x1="9.887cm" svg:y1="6.02cm" svg:x2="9.474cm" svg:y2="6.507cm">
          <text:p/>
        </draw:line>
        <draw:line draw:style-name="gr32" draw:text-style-name="P13" draw:layer="layout" svg:x1="10.631cm" svg:y1="6.92cm" svg:x2="10.3cm" svg:y2="6.921cm">
          <text:p/>
        </draw:line>
        <draw:line draw:style-name="gr32" draw:text-style-name="P13" draw:layer="layout" svg:x1="6.58cm" svg:y1="7.002cm" svg:x2="6.993cm" svg:y2="7.003cm">
          <text:p/>
        </draw:line>
        <draw:custom-shape draw:name="Ellipse 20" draw:style-name="gr33" draw:text-style-name="P3" draw:layer="layout" svg:width="4.992cm" svg:height="1.729cm" svg:x="6.58cm" svg:y="10.811cm">
          <text:p text:style-name="P2"><text:span text:style-name="T1">realign_shift_false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7" draw:style-name="gr34" draw:text-style-name="P7" draw:layer="layout" svg:width="5.372cm" svg:height="0.845cm" svg:x="12.615cm" svg:y="10.723cm">
          <text:p text:style-name="P2"><text:span text:style-name="T4">links_[…]_no_shift_60_r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35" draw:text-style-name="P7" draw:layer="layout" svg:width="4.132cm" svg:height="1.729cm" svg:x="14.021cm" svg:y="8.574cm">
          <text:p text:style-name="P2"><text:span text:style-name="T1">has_changed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8" draw:style-name="gr36" draw:text-style-name="P6" draw:layer="layout" svg:width="6.199cm" svg:height="0.845cm" svg:x="14.021cm" svg:y="7.727cm">
          <text:p text:style-name="P2"><text:span text:style-name="T4">links_[…]_shift_60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37" draw:text-style-name="P6" draw:layer="layout" svg:width="6.612cm" svg:height="0.845cm" svg:x="17.741cm" svg:y="9.794cm">
          <text:p text:style-name="P2"><text:span text:style-name="T4">links_[…]_no_shift_60_r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2cm" svg:height="2cm" svg:x="7.8cm" svg:y="7.6cm">
          <text:p/>
          <draw:enhanced-geometry svg:viewBox="0 0 21600 21600" draw:text-areas="0 0 21600 21600" draw:type="circular-arrow" draw:modifiers="180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2cm" svg:height="2cm" svg:x="10.8cm" svg:y="10.128cm">
          <text:p/>
          <draw:enhanced-geometry svg:viewBox="0 0 21600 21600" draw:text-areas="0 0 21600 21600" draw:type="circular-arrow" draw:modifiers="180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8" draw:text-style-name="P4" draw:layer="layout" svg:width="2cm" svg:height="1.628cm" svg:x="13.2cm" svg:y="7.572cm">
          <text:p/>
          <draw:enhanced-geometry svg:viewBox="0 0 21600 21600" draw:mirror-vertical="true" draw:text-areas="0 0 21600 21600" draw:type="circular-arrow" draw:modifiers="-132.06719365135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2cm" svg:height="2cm" svg:x="16.6cm" svg:y="9.468cm">
          <text:p/>
          <draw:enhanced-geometry svg:viewBox="0 0 21600 21600" draw:text-areas="0 0 21600 21600" draw:type="circular-arrow" draw:modifiers="152.088882720044 -60.7671825424757 8764.15714298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25cm" svg:height="1.673cm" svg:x="0.5cm" svg:y="0.5cm">
          <draw:text-box>
            <text:p>Calcul des résultats à partir des fichiers résultats de SpecOMS 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0">
        <draw:custom-shape draw:name="Rectangle 28" draw:style-name="gr39" draw:text-style-name="P6" draw:layer="layout" svg:width="6.199cm" svg:height="0.845cm" svg:x="0.563cm" svg:y="11.161cm">
          <text:p text:style-name="P2"><text:span text:style-name="T4">links_[…]_shift_60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0" draw:text-style-name="P6" draw:layer="layout" svg:width="6.612cm" svg:height="0.845cm" svg:x="2.133cm" svg:y="13.559cm">
          <text:p text:style-name="P2"><text:span text:style-name="T4">links_[…]_no_shift_60_r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2" draw:style-name="gr41" draw:text-style-name="P7" draw:layer="layout" svg:width="3.719cm" svg:height="1.729cm" svg:x="4.614cm" svg:y="11.905cm">
          <text:p text:style-name="P2"><text:span text:style-name="T1">add_colors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0" draw:style-name="gr42" draw:text-style-name="P6" draw:layer="layout" svg:width="6.282cm" svg:height="0.845cm" svg:x="7.011cm" svg:y="10.48cm">
          <text:p text:style-name="P2"><text:span text:style-name="T4">links_[…]_shift_60_haschanged_color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3" draw:text-style-name="P6" draw:layer="layout" svg:width="7.191cm" svg:height="0.845cm" svg:x="8.996cm" svg:y="12.299cm">
          <text:p text:style-name="P2"><text:span text:style-name="T4">links_[…]_no_shift_60_r_haschanged_color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3" draw:style-name="gr44" draw:text-style-name="P7" draw:layer="layout" svg:width="4.545cm" svg:height="1.729cm" svg:x="12.633cm" svg:y="10.748cm">
          <text:p text:style-name="P2"><text:span text:style-name="T1">figures_chapitre3.R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2" draw:style-name="gr45" draw:text-style-name="P6" draw:layer="layout" svg:width="4.132cm" svg:height="0.845cm" svg:x="16.767cm" svg:y="9.756cm">
          <text:p text:style-name="P2"><text:span text:style-name="T1">Courbes 3.11 et 3.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4" draw:layer="layout" svg:width="2cm" svg:height="1.628cm" svg:x="5.7cm" svg:y="10.48cm">
          <text:p/>
          <draw:enhanced-geometry svg:viewBox="0 0 21600 21600" draw:mirror-vertical="true" draw:text-areas="0 0 21600 21600" draw:type="circular-arrow" draw:modifiers="-132.06719365135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2cm" svg:height="2cm" svg:x="7.5cm" svg:y="12.4cm">
          <text:p/>
          <draw:enhanced-geometry svg:viewBox="0 0 21600 21600" draw:text-areas="0 0 21600 21600" draw:type="circular-arrow" draw:modifiers="152.088882720044 -60.7671825424757 8764.15714298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4" draw:layer="layout" svg:width="4.367cm" svg:height="1.628cm" svg:x="12.433cm" svg:y="9.5cm">
          <text:p/>
          <draw:enhanced-geometry svg:viewBox="0 0 21600 21600" draw:mirror-vertical="true" draw:text-areas="0 0 21600 21600" draw:type="circular-arrow" draw:modifiers="-132.06719365135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4" draw:layer="layout" svg:width="4.367cm" svg:height="2.105cm" svg:x="14.5cm" svg:y="10.357cm">
          <text:p/>
          <draw:enhanced-geometry svg:viewBox="0 0 21600 21600" draw:mirror-vertical="true" draw:text-areas="0 0 21600 21600" draw:type="circular-arrow" draw:modifiers="-122.595662248162 26.8523660436756 8968.098851994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Ellipse 24" draw:style-name="gr48" draw:text-style-name="P7" draw:layer="layout" svg:width="4cm" svg:height="1.729cm" draw:transform="skewX (-0.00575958653158129) rotate (-0.0059341194567806) translate (19.5cm 2.5cm)">
          <text:p text:style-name="P2"><text:span text:style-name="T1">fdr_with_without_specfit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2" draw:style-name="gr49" draw:text-style-name="P6" draw:layer="layout" svg:width="6.612cm" svg:height="0.845cm" svg:x="4.241cm" svg:y="7.293cm">
          <text:p text:style-name="P2"><text:span text:style-name="T4">links_[…]_no_shift_60_r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8" draw:style-name="gr50" draw:text-style-name="P7" draw:layer="layout" svg:width="4.132cm" svg:height="1.729cm" svg:x="5.895cm" svg:y="5.659cm">
          <text:p text:style-name="P2"><text:span text:style-name="T1">color_and_lipr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3" draw:style-name="gr51" draw:text-style-name="P7" draw:layer="layout" svg:width="3.719cm" svg:height="0.845cm" svg:x="6.804cm" svg:y="4.379cm">
          <text:p text:style-name="P2"><text:span text:style-name="T1">colors_lipr_psm2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7" draw:layer="layout" svg:width="3.719cm" svg:height="0.845cm" svg:x="6.804cm" svg:y="3.45cm">
          <text:p text:style-name="P2"><text:span text:style-name="T1">colors_lipr_ss2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7" draw:layer="layout" svg:width="3.719cm" svg:height="0.845cm" svg:x="10.773cm" svg:y="6.384cm">
          <text:p text:style-name="P2"><text:span text:style-name="T1">colors_lipr_ss1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4" draw:text-style-name="P7" draw:layer="layout" svg:width="3.719cm" svg:height="0.845cm" svg:x="10.773cm" svg:y="5.411cm">
          <text:p text:style-name="P2"><text:span text:style-name="T1">colors_lipr_psm1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2cm" svg:height="2cm" svg:x="9.6cm" svg:y="5.984cm">
          <text:p/>
          <draw:enhanced-geometry svg:viewBox="0 0 21600 21600" draw:text-areas="0 0 21600 21600" draw:type="circular-arrow" draw:modifiers="152.088882720044 -60.7671825424757 8764.15714298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17" draw:style-name="gr55" draw:text-style-name="P6" draw:layer="layout" svg:width="6.199cm" svg:height="0.845cm" svg:x="0.401cm" svg:y="5.3cm">
          <text:p text:style-name="P2"><text:span text:style-name="T4">links_[…]_shift_60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4" draw:layer="layout" svg:width="2cm" svg:height="1.628cm" svg:x="5.6cm" svg:y="4.379cm">
          <text:p/>
          <draw:enhanced-geometry svg:viewBox="0 0 21600 21600" draw:mirror-vertical="true" draw:text-areas="0 0 21600 21600" draw:type="circular-arrow" draw:modifiers="-132.06719365135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25cm" svg:height="1.673cm" svg:x="0.5cm" svg:y="0.501cm">
          <draw:text-box>
            <text:p>Traitement et affichage des résultats : couleurs et FDR </text:p>
          </draw:text-box>
        </draw:frame>
        <draw:custom-shape draw:name="Rectangle 8" draw:style-name="gr56" draw:text-style-name="P6" draw:layer="layout" svg:width="6.612cm" svg:height="0.845cm" svg:x="17.249cm" svg:y="4.344cm">
          <text:p text:style-name="P2"><text:span text:style-name="T4">links_[…]_no_shift_60_r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7" draw:layer="layout" svg:width="3.719cm" svg:height="0.845cm" svg:x="19.812cm" svg:y="1.43cm">
          <text:p text:style-name="P2"><text:span text:style-name="T2">fdr_thr_dm_psm2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8" draw:text-style-name="P7" draw:layer="layout" svg:width="3.719cm" svg:height="0.845cm" svg:x="23.781cm" svg:y="3.435cm">
          <text:p text:style-name="P2"><text:span text:style-name="T2">fdr_thr_dm_psm1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2cm" svg:height="2cm" svg:x="22.608cm" svg:y="3.035cm">
          <text:p/>
          <draw:enhanced-geometry svg:viewBox="0 0 21600 21600" draw:text-areas="0 0 21600 21600" draw:type="circular-arrow" draw:modifiers="152.088882720044 -60.7671825424757 8764.15714298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19" draw:style-name="gr59" draw:text-style-name="P6" draw:layer="layout" svg:width="6.199cm" svg:height="0.845cm" svg:x="13.409cm" svg:y="2.351cm">
          <text:p text:style-name="P2"><text:span text:style-name="T4">links_[…]_shift_60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4" draw:layer="layout" svg:width="2cm" svg:height="1.628cm" svg:x="18.608cm" svg:y="1.43cm">
          <text:p/>
          <draw:enhanced-geometry svg:viewBox="0 0 21600 21600" draw:mirror-vertical="true" draw:text-areas="0 0 21600 21600" draw:type="circular-arrow" draw:modifiers="-132.06719365135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0">
        <draw:custom-shape draw:name="Rectangle 23" draw:style-name="gr60" draw:text-style-name="P6" draw:layer="layout" svg:width="6.612cm" svg:height="0.845cm" svg:x="0.5cm" svg:y="4.155cm">
          <text:p text:style-name="P2"><text:span text:style-name="T4">links_[…]_no_shift_60_r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3" draw:style-name="gr61" draw:text-style-name="P7" draw:layer="layout" svg:width="3.786cm" svg:height="1.729cm" svg:x="2.5cm" svg:y="2.521cm">
          <text:p text:style-name="P2"><text:span text:style-name="T1">courbes_lipr_target_decoy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7" draw:style-name="gr62" draw:text-style-name="P7" draw:layer="layout" svg:width="2.727cm" svg:height="0.845cm" svg:x="7.432cm" svg:y="2.762cm">
          <text:p text:style-name="P2"><text:span text:style-name="T1">Figure 3.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2cm" svg:height="2cm" svg:x="5.859cm" svg:y="2.846cm">
          <text:p/>
          <draw:enhanced-geometry svg:viewBox="0 0 21600 21600" draw:text-areas="0 0 21600 21600" draw:type="circular-arrow" draw:modifiers="152.088882720044 -60.7671825424757 8764.15714298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27cm" svg:height="1.673cm" svg:x="0.5cm" svg:y="0.501cm">
          <draw:text-box>
            <text:p>Traitement et affichage des résultats : courbes LIPR, RLE et diversité selon target/decoy </text:p>
          </draw:text-box>
        </draw:frame>
        <draw:custom-shape draw:name="Rectangle 10" draw:style-name="gr63" draw:text-style-name="P6" draw:layer="layout" svg:width="6.612cm" svg:height="0.845cm" svg:x="5.34cm" svg:y="12.155cm">
          <text:p text:style-name="P2"><text:span text:style-name="T4">links_[…]_no_shift_60_r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9" draw:style-name="gr64" draw:text-style-name="P7" draw:layer="layout" svg:width="4.506cm" svg:height="1.729cm" svg:x="6.994cm" svg:y="10.521cm">
          <text:p text:style-name="P2"><text:span text:style-name="T1">courbes_rle_target_decoy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0" draw:style-name="gr65" draw:text-style-name="P7" draw:layer="layout" svg:width="3.219cm" svg:height="0.845cm" svg:x="12.781cm" svg:y="10.655cm">
          <text:p text:style-name="P2"><text:span text:style-name="T1">Figure <text:s/>3.14</text:span></text:p>
          <text:p text:style-name="P2"><text:span text:style-name="T1">Figure 3.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6" draw:text-style-name="P7" draw:layer="layout" svg:width="2.719cm" svg:height="0.845cm" svg:x="8cm" svg:y="8.655cm">
          <text:p text:style-name="P2"><text:span text:style-name="T1">Figure 3.15</text:span></text:p>
          <text:p text:style-name="P2"><text:span text:style-name="T1">Figure 3.1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2cm" svg:height="2cm" svg:x="10.699cm" svg:y="10.846cm">
          <text:p/>
          <draw:enhanced-geometry svg:viewBox="0 0 21600 21600" draw:text-areas="0 0 21600 21600" draw:type="circular-arrow" draw:modifiers="152.088882720044 -60.7671825424757 8764.15714298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24" draw:style-name="gr67" draw:text-style-name="P6" draw:layer="layout" svg:width="6.199cm" svg:height="0.845cm" svg:x="1.5cm" svg:y="10.162cm">
          <text:p text:style-name="P2"><text:span text:style-name="T4">links_[…]_shift_60_haschanged</text:span><text:span text:style-name="T1">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4" draw:layer="layout" svg:width="2cm" svg:height="1.628cm" svg:x="6.699cm" svg:y="9.241cm">
          <text:p/>
          <draw:enhanced-geometry svg:viewBox="0 0 21600 21600" draw:mirror-vertical="true" draw:text-areas="0 0 21600 21600" draw:type="circular-arrow" draw:modifiers="-132.06719365135 -13.1597189863964 8984.97819165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0">
        <draw:frame draw:style-name="gr1" draw:text-style-name="P8" draw:layer="layout" svg:width="27cm" svg:height="1.673cm" svg:x="0.5cm" svg:y="0.502cm">
          <draw:text-box>
            <text:p><text:span text:style-name="T3">ND et SCT</text:span></text:p>
          </draw:text-box>
        </draw:frame>
        <draw:custom-shape draw:name="Ellipse 7" draw:style-name="gr68" draw:text-style-name="P7" draw:layer="layout" svg:width="4.506cm" svg:height="1.729cm" svg:x="14.494cm" svg:y="7.571cm">
          <text:p text:style-name="P2"><text:span text:style-name="T1">SpecGlob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" draw:style-name="gr69" draw:text-style-name="P6" draw:layer="layout" svg:width="6.5cm" svg:height="0.845cm" svg:x="0.5cm" svg:y="4.722cm">
          <text:p text:style-name="P2"><text:span text:style-name="T2">2022_04_27_HomoSapiens_ND_SpecOM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0" draw:text-style-name="P4" draw:layer="layout" svg:width="3.1cm" svg:height="2.4cm" svg:x="5.9cm" svg:y="3.922cm">
          <text:p/>
          <draw:enhanced-geometry svg:viewBox="0 0 21600 21600" draw:text-areas="0 0 21600 21600" draw:type="circular-arrow" draw:modifiers="-157.823753537367 -27.4178048150298 9211.63275151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Ellipse 11" draw:style-name="gr71" draw:text-style-name="P7" draw:layer="layout" svg:width="8.106cm" svg:height="1.729cm" svg:x="2cm" svg:y="2.2cm">
          <text:p text:style-name="P2"><text:span text:style-name="T2">create_specglob_input_files_ND_SCT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1" draw:style-name="gr72" draw:text-style-name="P6" draw:layer="layout" svg:width="6.8cm" svg:height="0.845cm" svg:x="0.5cm" svg:y="5.755cm">
          <text:p text:style-name="P2"><text:span text:style-name="T2">2022_05_09_HomoSapiens_SCT_SpecOM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3" draw:text-style-name="P6" draw:layer="layout" svg:width="8.3cm" svg:height="0.845cm" svg:x="7.7cm" svg:y="5cm">
          <text:p text:style-name="P2"><text:span text:style-name="T2">peptides_modifies_specoms_input_specglobND_total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74" draw:text-style-name="P6" draw:layer="layout" svg:width="8.3cm" svg:height="0.845cm" svg:x="7.7cm" svg:y="6.033cm">
          <text:p text:style-name="P2"><text:span text:style-name="T2">peptides_modifies_specoms_input_specglobSCT_total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4" draw:layer="layout" svg:width="3.1cm" svg:height="2.461cm" svg:x="15cm" svg:y="5.197cm">
          <text:p/>
          <draw:enhanced-geometry svg:viewBox="0 0 21600 21600" draw:mirror-vertical="true" draw:text-areas="0 0 21600 21600" draw:type="circular-arrow" draw:modifiers="-157.823753537367 -27.4178048150298 9211.63275151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44" draw:style-name="gr76" draw:text-style-name="P6" draw:layer="layout" svg:width="9cm" svg:height="0.845cm" svg:x="16.8cm" svg:y="4.722cm">
          <text:p text:style-name="P2"><text:span text:style-name="T2">peptides_modifies_specoms_input_specglob_outputND_total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77" draw:text-style-name="P6" draw:layer="layout" svg:width="9.5cm" svg:height="0.845cm" svg:x="16.8cm" svg:y="5.755cm">
          <text:p text:style-name="P2"><text:span text:style-name="T2">peptides_modifies_specoms_input_specglob_outputSCT_total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8" draw:text-style-name="P6" draw:layer="layout" svg:width="9cm" svg:height="0.845cm" svg:x="0.5cm" svg:y="9.471cm">
          <text:p text:style-name="P2"><text:span text:style-name="T2">peptides_modifies_specoms_input_specglob_outputND_total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79" draw:text-style-name="P6" draw:layer="layout" svg:width="9.5cm" svg:height="0.845cm" svg:x="0.5cm" svg:y="10.504cm">
          <text:p text:style-name="P2"><text:span text:style-name="T2">peptides_modifies_specoms_input_specglob_outputSCT_total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80" draw:text-style-name="P7" draw:layer="layout" svg:width="5.106cm" svg:height="1.729cm" svg:x="5.6cm" svg:y="11.871cm">
          <text:p text:style-name="P2"><text:span text:style-name="T2">nd_sct_files_analysis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81" draw:text-style-name="P4" draw:layer="layout" svg:width="13cm" svg:height="3.822cm" svg:x="5.5cm" svg:y="3.5cm">
          <text:p/>
          <draw:enhanced-geometry svg:viewBox="0 0 21600 21600" draw:text-areas="0 0 21600 21600" draw:type="circular-arrow" draw:modifiers="-157.823753537367 -112.978907982539 9951.132189040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48" draw:style-name="gr82" draw:text-style-name="P6" draw:layer="layout" svg:width="4.1cm" svg:height="0.845cm" svg:x="11.4cm" svg:y="2.9cm">
          <text:p text:style-name="P2"><text:span text:style-name="T2">Table 4.2, lignes 1 e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4" draw:layer="layout" svg:width="3.1cm" svg:height="2.461cm" svg:x="8.6cm" svg:y="9.697cm">
          <text:p/>
          <draw:enhanced-geometry svg:viewBox="0 0 21600 21600" draw:mirror-vertical="true" draw:text-areas="0 0 21600 21600" draw:type="circular-arrow" draw:modifiers="-157.823753537367 -27.4178048150298 9211.63275151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49" draw:style-name="gr83" draw:text-style-name="P6" draw:layer="layout" svg:width="4.1cm" svg:height="0.845cm" svg:x="11cm" svg:y="10.2cm">
          <text:p text:style-name="P2"><text:span text:style-name="T2">Table 4.2, lignes 3 à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0">
        <draw:custom-shape draw:name="Ellipse 3" draw:style-name="gr84" draw:text-style-name="P7" draw:layer="layout" svg:width="4.506cm" svg:height="1.729cm" svg:x="3.994cm" svg:y="4.771cm">
          <text:p text:style-name="P2"><text:span text:style-name="T1">SpecGlob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" draw:style-name="gr85" draw:text-style-name="P6" draw:layer="layout" svg:width="6.199cm" svg:height="0.845cm" svg:x="0.5cm" svg:y="7.3cm">
          <text:p text:style-name="P2"><text:span text:style-name="T4">specOMS_shift_60</text:span><text:span text:style-name="T1">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" draw:layer="layout" svg:width="2cm" svg:height="2.4cm" svg:x="5.9cm" svg:y="6.5cm">
          <text:p/>
          <draw:enhanced-geometry svg:viewBox="0 0 21600 21600" draw:text-areas="0 0 21600 21600" draw:type="circular-arrow" draw:modifiers="-157.823753537367 1.19141003256398 8869.683636163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5" draw:style-name="gr87" draw:text-style-name="P6" draw:layer="layout" svg:width="6cm" svg:height="0.845cm" svg:x="7.1cm" svg:y="8.155cm">
          <text:p text:style-name="P2"><text:span text:style-name="T6">dernier_test_notFoundUp_dm_ajuste</text:span><text:span text:style-name="T2">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4" draw:style-name="gr88" draw:text-style-name="P7" draw:layer="layout" svg:width="6cm" svg:height="1.729cm" svg:x="8.8cm" svg:y="5.5cm">
          <text:p text:style-name="P2"><text:span text:style-name="T1">specglob_manipulations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89" draw:text-style-name="P13" draw:layer="layout" svg:x1="11.7cm" svg:y1="4.3cm" svg:x2="11.7cm" svg:y2="5.474cm">
          <text:p/>
        </draw:line>
        <draw:custom-shape draw:style-name="gr4" draw:text-style-name="P4" draw:layer="layout" svg:width="2cm" svg:height="2cm" svg:x="12.4cm" svg:y="7.129cm">
          <text:p/>
          <draw:enhanced-geometry svg:viewBox="0 0 21600 21600" draw:mirror-horizontal="false" draw:mirror-vertical="false" draw:text-areas="0 0 21600 21600" draw:type="circular-arrow" draw:modifiers="179.634347068419 -60.7671825424757 8764.15714298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Ellipse 5" draw:style-name="gr90" draw:text-style-name="P7" draw:layer="layout" svg:width="6cm" svg:height="1.729cm" svg:x="8.8cm" svg:y="2.571cm">
          <text:p text:style-name="P2"><text:span text:style-name="T1">greenGlob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" draw:style-name="gr91" draw:text-style-name="P6" draw:layer="layout" svg:width="6.199cm" svg:height="2.345cm" svg:x="14.201cm" svg:y="7.129cm">
          <text:p text:style-name="P2"><text:span text:style-name="T7">Couleurs</text:span></text:p>
          <text:p text:style-name="P2"><text:span text:style-name="T7">BaitModels</text:span></text:p>
          <text:p text:style-name="P2"><text:span text:style-name="T7">Histogramme nombre de modifs</text:span></text:p>
          <text:p text:style-name="P2"><text:span text:style-name="T7">Histogramme longest stretch</text:span></text:p>
          <text:p text:style-name="P2"><text:span text:style-name="T7">Target/deco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cm" svg:height="1.673cm" svg:x="0.5cm" svg:y="0.502cm">
          <draw:text-box>
            <text:p>HitModifieds et baitModels</text:p>
          </draw:text-box>
        </draw:frame>
        <draw:custom-shape draw:name="Ellipse 6" draw:style-name="gr92" draw:text-style-name="P7" draw:layer="layout" svg:width="3cm" svg:height="1.729cm" svg:x="10.1cm" svg:y="9.4cm">
          <text:p text:style-name="P2"><text:span text:style-name="T1">consensus</text:span></text:p>
          <text:p text:style-name="P2"><text:span text:style-name="T1">.py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93" draw:text-style-name="P4" draw:layer="layout" svg:width="1.701cm" svg:height="2cm" svg:x="12.5cm" svg:y="8.7cm">
          <text:p/>
          <draw:enhanced-geometry svg:viewBox="0 0 21600 21600" draw:mirror-horizontal="false" draw:mirror-vertical="true" draw:text-areas="0 0 21600 21600" draw:type="circular-arrow" draw:modifiers="133.611176819426 -87.5285788696674 8843.608151618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Rectangle 40" draw:style-name="gr94" draw:text-style-name="P6" draw:layer="layout" svg:width="3.5cm" svg:height="1cm" svg:x="13.7cm" svg:y="10.1cm">
          <text:p text:style-name="P2"><text:span text:style-name="T7">Résultats Section 4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draw:name="PlaceHolder 1" presentation:style-name="Mpr4" draw:text-style-name="MP8" draw:layer="backgroundobjects" svg:width="9.447cm" svg:height="0.835cm" svg:x="9.274cm" svg:y="14.59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4" draw:text-style-name="MP10" draw:layer="backgroundobjects" svg:width="6.297cm" svg:height="0.835cm" svg:x="19.774cm" svg:y="14.598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draw:name="PlaceHolder 3" presentation:style-name="Mpr4" draw:text-style-name="MP8" draw:layer="backgroundobjects" svg:width="6.297cm" svg:height="0.835cm" svg:x="1.924cm" svg:y="14.598cm" presentation:class="date-time" presentation:user-transformed="true">
        <draw:text-box>
          <text:p text:style-name="MP11"><text:span text:style-name="MT1"><presentation:date-time/></text:span></text:p>
        </draw:text-box>
      </draw:frame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0T21:57:31.347000000</meta:creation-date>
    <dc:date>2023-02-24T16:51:50.754000000</dc:date>
    <meta:editing-duration>PT7H52M34S</meta:editing-duration>
    <meta:editing-cycles>46</meta:editing-cycles>
    <meta:generator>LibreOffice/7.5.0.3$Windows_X86_64 LibreOffice_project/c21113d003cd3efa8c53188764377a8272d9d6de</meta:generator>
    <meta:document-statistic meta:object-count="164"/>
  </office:meta>
</office:document-meta>
</file>